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1bc2" officeooo:paragraph-rsid="000dcd5b"/>
    </style:style>
    <style:style style:name="P2" style:family="paragraph" style:parent-style-name="Standard">
      <style:text-properties officeooo:rsid="001ef237" officeooo:paragraph-rsid="000dcd5b"/>
    </style:style>
    <style:style style:name="P3" style:family="paragraph" style:parent-style-name="Standard">
      <style:text-properties officeooo:rsid="001ef237" officeooo:paragraph-rsid="000ed49e"/>
    </style:style>
    <style:style style:name="P4" style:family="paragraph" style:parent-style-name="Standard">
      <style:text-properties officeooo:rsid="000efad6" officeooo:paragraph-rsid="000efad6"/>
    </style:style>
    <style:style style:name="P5" style:family="paragraph" style:parent-style-name="Standard">
      <style:text-properties officeooo:rsid="00201bc2" officeooo:paragraph-rsid="000dcd5b"/>
    </style:style>
    <style:style style:name="P6" style:family="paragraph" style:parent-style-name="Standard">
      <style:text-properties officeooo:paragraph-rsid="000efad6"/>
    </style:style>
    <style:style style:name="P7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252525" style:font-name="sans-serif" fo:font-size="10.5pt" fo:letter-spacing="normal" fo:font-style="normal" fo:font-weight="normal"/>
    </style:style>
    <style:style style:name="T1" style:family="text">
      <style:text-properties officeooo:rsid="0021e477"/>
    </style:style>
    <style:style style:name="T2" style:family="text">
      <style:text-properties officeooo:rsid="00201bc2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normal" officeooo:rsid="000efad6"/>
    </style:style>
    <style:style style:name="T5" style:family="text">
      <style:text-properties officeooo:rsid="000efad6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I. </text:span><text:span text:style-name="T3">Create a simple topology of two nodes (Node1, Node2) separated by a point-to-point link. Setup a UdpClient on one Node1 and a UdpServer on Node2. Let it be of a fixed data rate Rate1. Start the client application, and measure end to end throughput whilst varying the latency of the link. Now add another client application to Node1 and a server instance to Node2 </text:span><text:span text:style-name="T4">and measure the throughput.</text:span></text:p>
      <text:p text:style-name="P4"/>
      <text:p text:style-name="P1"/>
      <text:p text:style-name="P1"/>
      <text:p text:style-name="P1"><text:span text:style-name="T5">II</text:span>. <text:span text:style-name="T1">Create a topology of 7 nodes (n0, n1, n2, n3, n4, n5,n6), <text:s/>as shown in figure below:</text:span></text:p>
      <text:p text:style-name="P1"/>
      <text:p text:style-name="P1">// <text:s text:c="2"/>Wifi 10.1.3.0</text:p>
      <text:p text:style-name="P1">// <text:s text:c="16"/>AP</text:p>
      <text:p text:style-name="P1">// <text:s/>* <text:s text:c="3"/>* <text:s text:c="3"/>* <text:s text:c="3"/>*</text:p>
      <text:p text:style-name="P1">// <text:s/>| <text:s text:c="3"/>| <text:s text:c="3"/>| <text:s text:c="3"/>| <text:s text:c="3"/>10.1.1.0</text:p>
      <text:p text:style-name="P1">// n5 <text:s text:c="2"/>n6 <text:s text:c="2"/>n7 <text:s text:c="2"/>n0 -------------- n1 <text:s text:c="2"/>n2 <text:s text:c="2"/>n3 <text:s text:c="2"/>n4</text:p>
      <text:p text:style-name="P1">// <text:s text:c="18"/>point-to-point <text:s/>| <text:s text:c="3"/>| <text:s text:c="3"/>| <text:s text:c="3"/>|</text:p>
      <text:p text:style-name="P1">// <text:s text:c="34"/>================</text:p>
      <text:p text:style-name="P1">// <text:s text:c="36"/>LAN 10.1.2.0</text:p>
      <text:p text:style-name="P2"/>
      <text:p text:style-name="P2"/>
      <text:p text:style-name="P3">Node n0 is the sink for all the other nodes. <text:span text:style-name="T2">Generate appropriate data from the nodes. <text:s/></text:span>Calculate average throughput and delay in the network. <text:s/></text:p>
      <text:p text:style-name="P3"/>
      <text:p text:style-name="P6"/>
      <text:p text:style-name="P6"><text:span text:style-name="T5">III. </text:span><text:span text:style-name="T3">Setup a 5x5 wireless adhoc network with a grid. You may use examples/wireless/wifi-simple-adhoc-grid.cc as a base.</text:span></text:p>
      <text:list xml:id="list2727582941" text:style-name="L2">
        <text:list-item>
          <text:list>
            <text:list-item>
              <text:p text:style-name="P7">Install the OLSR routing protocol.</text:p>
            </text:list-item>
            <text:list-item>
              <text:p text:style-name="P7">Setup three UDP traffic flows, one along each diagonal and one along the middle (at high rates of transmission).</text:p>
            </text:list-item>
            <text:list-item>
              <text:p text:style-name="P7">Setup the ns-3 flow monitor for each of these flows.</text:p>
            </text:list-item>
            <text:list-item>
              <text:p text:style-name="P7">Now schedule each of the flows at times 1s, 1.5s, and 2s.</text:p>
            </text:list-item>
            <text:list-item>
              <text:p text:style-name="P7">Now using the flow monitor, observe the throughput of each of the UDP flows. </text:p>
            </text:list-item>
            <text:list-item>
              <text:p text:style-name="P7">Now repeat the experiment with RTS/CTS enabled on the wifi devices.</text:p>
            </text:list-item>
            <text:list-item>
              <text:p text:style-name="P7">Show the difference in throughput and packet drops if any.</text:p>
            </text:list-item>
          </text:list>
        </text:list-item>
      </text:list>
      <text:p text:style-name="Text_20_body"><text:line-break/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1:16:20.378235875</meta:creation-date>
    <dc:date>2018-03-10T10:37:45.493766610</dc:date>
    <meta:editing-duration>PT13M41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1" meta:paragraph-count="20" meta:word-count="253" meta:character-count="1518" meta:non-whitespace-character-count="1133"/>
  </office:meta>
</office:document-meta>
</file>